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32" calcext:value-type="float">
            <text:p>64.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272" calcext:value-type="float">
            <text:p>63.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416" calcext:value-type="float">
            <text:p>75.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201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200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5416" calcext:value-type="float">
            <text:p>70.7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200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200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200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9896" calcext:value-type="float">
            <text:p>68.5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4576" calcext:value-type="float">
            <text:p>67.8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200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200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0624" calcext:value-type="float">
            <text:p>65.1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200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9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9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9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4144" calcext:value-type="float">
            <text:p>62.8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9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54" calcext:value-type="float">
            <text:p>62.2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9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0832" calcext:value-type="float">
            <text:p>61.5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1376" calcext:value-type="float">
            <text:p>61.3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9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9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9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9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8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8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8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1328" calcext:value-type="float">
            <text:p>58.6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8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8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7704" calcext:value-type="float">
            <text:p>57.0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8496" calcext:value-type="float">
            <text:p>57.3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9168" calcext:value-type="float">
            <text:p>52.7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7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832" calcext:value-type="float">
            <text:p>51.6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7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7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7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908" calcext:value-type="float">
            <text:p>49.7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7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7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</text:p>
          </table:table-cell>
          <table:table-cell office:value-type="string" calcext:value-type="string">
            <text:p>NHP-EC-022</text:p>
          </table:table-cell>
          <table:table-cell office:value-type="string" calcext:value-type="string">
            <text:p>196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